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2aa" officeooo:paragraph-rsid="0019f2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Metoda primeste 4 argumente: nota noua (numar intre 0 - 100), materia (string) la care a fost primita nota, semestrul (numar intre 1-2) in care a fost primita nota si o variabila booleana care permite functiei sa inlocuiasca nota daca aceasta deja exista. </text:p>
      <text:p text:style-name="P1"/>
      <text:p text:style-name="P1">Functia verifica datele de intrare si introduce nota noua in structura de date a elevului care stocheaza notele (un dictionar “grade”) daca variabilele sunt valide si nota nu exista SAU nota exista dar parametrul replace este adevarat (functia poate sa inlocuiasca o nota deja existenta).</text:p>
      <text:p text:style-name="P1"/>
      <text:p text:style-name="P1">Daca nota nu este intre 0 – 100 se va afisa o eroare, daca materia are lungimea 0 se va afisa o eroare, daca semestrul nu este intre 1 – 2 se va afisa o eroare, daca nota nu exista si primele 3 argumente sunt valide atunci nota va fi introdusa in dictionar, daca nota exista si parametrul replace are valoarea true atunci nota deja existenta va fi inlocuita de nota primita ca parametru, dar daca parametrul replace are valoarea false atunci va fi afisata o ero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7T00:08:43.801000000</meta:creation-date>
    <meta:generator>LibreOffice/7.3.3.2$Windows_X86_64 LibreOffice_project/d1d0ea68f081ee2800a922cac8f79445e4603348</meta:generator>
    <dc:date>2023-04-17T00:15:54.996000000</dc:date>
    <meta:editing-duration>PT7M11S</meta:editing-duration>
    <meta:editing-cycles>1</meta:editing-cycles>
    <meta:document-statistic meta:table-count="0" meta:image-count="0" meta:object-count="0" meta:page-count="1" meta:paragraph-count="3" meta:word-count="173" meta:character-count="1010" meta:non-whitespace-character-count="836"/>
  </office:meta>
</office:document-meta>
</file>